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Le pilotage d'un parc informatique par le TCO</text:h>
      <text:p text:style-name="Text_20_body"/>
      <text:p text:style-name="Text_20_body"><text:tab/>1,1) <text:s/>Le TCO est le coût du cycle de vie d'un produit. Il présente l'avantage d'étudier non seulement l'achat initial mais le coût global sur le cycle de vie du produit (ou de service). Il est composé de l'ensemble des coûts directs et indirects générés par la possession et l'utilisation du système.</text:p>
      <text:p text:style-name="Text_20_body"/>
      <text:p text:style-name="Text_20_body"><text:tab/>1,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14T13:46:51.84</meta:creation-date>
    <dc:date>2016-10-14T15:15:30.24</dc:date>
    <meta:editing-duration>PT43M7S</meta:editing-duration>
    <meta:editing-cycles>2</meta:editing-cycles>
    <meta:generator>OpenOffice/4.1.2$Win32 OpenOffice.org_project/412m3$Build-9782</meta:generator>
    <meta:document-statistic meta:table-count="0" meta:image-count="0" meta:object-count="0" meta:page-count="1" meta:paragraph-count="3" meta:word-count="61" meta:character-count="354"/>
  </office:meta>
</office:document-meta>
</file>